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Arial" style:font-name-complex="Arial"/>
    </style:style>
    <style:style style:name="T3" style:parent-style-name="DefaultParagraphFont" style:family="text">
      <style:text-properties style:font-name="Arial" style:font-name-complex="Arial"/>
    </style:style>
    <style:style style:name="T4" style:parent-style-name="DefaultParagraphFont" style:family="text">
      <style:text-properties style:font-name="Arial" style:font-name-complex="Arial"/>
    </style:style>
  </office:automatic-styles>
  <office:body>
    <office:text text:use-soft-page-breaks="true">
      <text:p text:style-name="P1">- Breve contexto histórico de la época.</text:p>
      <text:p text:style-name="Normal"><text:span text:style-name="T2">​</text:span>- Tesis: La Revolución Francesa y la Independencia de las Trece Colonias fueron catalizadores cruciales que inspiraron y moldearon los movimientos de independencia en el mundo, proveyendo modelos ideológicos, políticos y estratégicos.</text:p>
      <text:p text:style-name="Normal">I. Revolución Francesa (1789-1799)</text:p>
      <text:p text:style-name="Normal"><text:s text:c="2"/>A. Ideas Centrales:</text:p>
      <text:p text:style-name="Normal"><text:span text:style-name="T3">​</text:span><text:s/>- 1. Ilustración: Énfasis en la razón, la igualdad y los derechos naturales.</text:p>
      <text:p text:style-name="Normal">- 2. Soberanía Popular: El poder reside en el pueblo, no en el monarca.</text:p>
      <text:p text:style-name="Normal">- 3. Derechos del Hombre y del Ciudadano: Libertad, igualdad, fraternidad.</text:p>
      <text:p text:style-name="Normal">- B. Impacto en los Movimientos de Independencia:</text:p>
      <text:p text:style-name="Normal">- 1. Inspiración Ideológica: Los líderes independentistas adoptaron los principios de la Revolución Francesa, adaptándolos a sus propias realidades.</text:p>
      <text:p text:style-name="Normal">- 2. Legitimidad de la Rebelión: La Revolución demostró que era posible derrocar a un régimen opresor en nombre de la libertad y la igualdad.</text:p>
      <text:p text:style-name="Normal">- 3. Radicalización Política: Fomentó la formación de sociedades secretas y clubes revolucionarios que promovían la independencia.</text:p>
      <text:p text:style-name="Normal">- C. Ejemplos Concretos:</text:p>
      <text:p text:style-name="Normal">- 1. Haití: La Revolución Haitiana, liderada por Toussaint Louverture, fue directamente influenciada por los ideales franceses, aunque también reaccionó contra la opresión de los colonos franceses.</text:p>
      <text:p text:style-name="Normal">- 2. América Latina: Líderes como Simón Bolívar y José de San Martín se inspiraron en la Revolución para justificar la lucha contra el dominio español.</text:p>
      <text:p text:style-name="Normal">II. Independencia de las Trece Colonias (1775-1783)</text:p>
      <text:p text:style-name="Normal">- A. Causas Principales:</text:p>
      <text:p text:style-name="Normal">- 1. Impuestos y Restricciones Comerciales: Políticas impuestas por Gran Bretaña que limitaban la autonomía económica de las colonias.</text:p>
      <text:p text:style-name="Normal">- 2. Falta de Representación Política: "No taxation without representation.”</text:p>
      <text:p text:style-name="Normal">- 3. Ideas Ilustradas: Influencia de pensadores como John Locke y Thomas Paine.</text:p>
      <text:p text:style-name="Normal">- B. Impacto en los Movimientos de Independencia:</text:p>
      <text:p text:style-name="Normal">- 1. Modelo de Gobierno Republicano: Las Trece Colonias demostraron que era viable establecer un gobierno basado en la representación y la división de poderes.</text:p>
      <text:p text:style-name="Normal">- 2. Estrategias Militares y Políticas: Los independentistas aprendieron de las tácticas utilizadas por los colonos americanos, como la guerra de guerrillas y la diplomacia internacional.</text:p>
      <text:p text:style-name="Normal">- 3. Declaración de Independencia: Sirvió como modelo para otras declaraciones de independencia, enfatizando los derechos inalienables y la justificación de la rebelión.</text:p>
      <text:p text:style-name="Normal">- C. Ejemplos Concretos:</text:p>
      <text:p text:style-name="Normal">- 1. América Latina: La Declaración de Independencia de los Estados Unidos fue traducida y difundida ampliamente, influyendo en la redacción de documentos similares en la región.</text:p>
      <text:p text:style-name="Normal">- 2. Filipinas: Los líderes independentistas filipinos, como Emilio Aguinaldo, también se inspiraron en la lucha de las Trece Colonias contra el dominio colonial.</text:p>
      <text:p text:style-name="Normal">III. Similitudes y Diferencias</text:p>
      <text:p text:style-name="Normal">- A. Similitudes:</text:p>
      <text:p text:style-name="Normal">- 1. Lucha contra el Colonialismo: Ambos movimientos buscaban liberarse del dominio de potencias extranjeras.</text:p>
      <text:p text:style-name="Normal">- 2. Influencia de la Ilustración: Ambos se basaron en los principios de la razón, la libertad y la igualdad.</text:p>
      <text:p text:style-name="Normal">- 3. Impacto Global: Ambos movimientos tuvieron un impacto significativo en la historia mundial, inspirando a otros pueblos a luchar por su independencia.</text:p>
      <text:p text:style-name="Normal"><text:span text:style-name="T4">​</text:span>- B. Diferencias</text:p>
      <text:p text:style-name="Normal">- 1. Contexto Social: La Revolución Francesa fue un movimiento social más radical que la Independencia de las Trece Colonias, que fue liderada principalmente por la élite colonial.</text:p>
      <text:p text:style-name="Normal">- 2. Objetivos: La Revolución Francesa buscaba transformar la sociedad desde sus cimientos, mientras que la Independencia de las Trece Colonias se centró más en la autonomía política y económica.<text:s text:c="2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MX" style:language-asian="es" style:country-asian="MX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uequejoseeduardo305@gmail.com</meta:initial-creator>
    <dc:creator>huequejoseeduardo305@gmail.com</dc:creator>
    <meta:creation-date>2025-09-02T18:20:00Z</meta:creation-date>
    <dc:date>2025-09-02T18:20:00Z</dc:date>
    <meta:template xlink:href="Normal.dotm" xlink:type="simple"/>
    <meta:editing-cycles>8</meta:editing-cycles>
    <meta:editing-duration>PT360S</meta:editing-duration>
    <meta:document-statistic meta:page-count="1" meta:paragraph-count="7" meta:word-count="527" meta:character-count="3524" meta:row-count="25" meta:non-whitespace-character-count="3004"/>
  </office:meta>
</office:document-meta>
</file>